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ors</text:p>
      <text:p text:style-name="Standard"/>
      <text:p text:style-name="Standard">Idea:</text:p>
      <text:p text:style-name="Standard"/>
      <text:p text:style-name="Standard">A game in Pico-8 that is very simple, allowing a player to manipulate a character within a map, and open doors as they come across them.</text:p>
      <text:p text:style-name="Standard"/>
      <text:p text:style-name="Standard">Objective:</text:p>
      <text:p text:style-name="Standard"/>
      <text:p text:style-name="Standard">Have something visual that I can present on a portfolio that people can interact with.</text:p>
      <text:p text:style-name="Standard"/>
      <text:p text:style-name="Standard">Requirements:</text:p>
      <text:p text:style-name="Standard"/>
      <text:p text:style-name="Standard">Graphics (doors, walls, player, floor)</text:p>
      <text:p text:style-name="Standard">Sound (background music, sound effects)</text:p>
      <text:p text:style-name="Standard"/>
      <text:p text:style-name="Standard">Plan:</text:p>
      <text:p text:style-name="Standard"/>
      <text:p text:style-name="Standard">Decide on the type of view. Top down? Isometric? What is even possible? Wizardry style?</text:p>
      <text:p text:style-name="Standard"/>
      <text:p text:style-name="Standard">Create two rooms, create a door that connects them, create an avatar to navigate the map</text:p>
      <text:p text:style-name="Standard"/>
      <text:p text:style-name="Standard">Create movement, interaction with door. Choices? Dialogue box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7T18:46:18.16</meta:creation-date>
    <meta:document-statistic meta:table-count="0" meta:image-count="0" meta:object-count="0" meta:page-count="1" meta:paragraph-count="12" meta:word-count="95" meta:character-count="574"/>
    <dc:date>2018-01-27T20:20:49.68</dc:date>
    <meta:editing-duration>PT4M11S</meta:editing-duration>
    <meta:editing-cycles>1</meta:editing-cycles>
    <meta:generator>OpenOffice/4.1.5$Win32 OpenOffice.org_project/415m1$Build-9789</meta:generator>
  </office:meta>
</office:document-meta>
</file>